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28c" officeooo:paragraph-rsid="00117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www.google.com/" text:style-name="Internet_20_link" text:visited-style-name="Visited_20_Internet_20_Link"><text:span text:style-name="Example">Hyperlink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12:23:50.888000000</meta:creation-date>
    <dc:date>2019-10-15T12:27:06.864000000</dc:date>
    <meta:editing-duration>PT3M17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Dev/6.4.0.0.alpha0$Windows_X86_64 LibreOffice_project/9933ec22f0c7a0e787c99f35e919a5a57231dd11</meta:generator>
  </office:meta>
</office:document-meta>
</file>